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b4d0d" officeooo:paragraph-rsid="000b4d0d"/>
    </style:style>
    <style:style style:name="P2" style:family="paragraph" style:parent-style-name="Standard">
      <style:text-properties officeooo:rsid="000c9a03" officeooo:paragraph-rsid="000c9a03"/>
    </style:style>
    <style:style style:name="P3" style:family="paragraph" style:parent-style-name="Standard">
      <style:text-properties officeooo:rsid="000d0656" officeooo:paragraph-rsid="000d0656"/>
    </style:style>
    <style:style style:name="P4" style:family="paragraph" style:parent-style-name="Standard">
      <style:paragraph-properties fo:text-align="start" style:justify-single-word="false"/>
      <style:text-properties style:font-name="Liberation Serif" fo:font-size="12pt" officeooo:rsid="000d0656" officeooo:paragraph-rsid="000d0656" style:font-size-asian="10.5pt" style:font-size-complex="12pt"/>
    </style:style>
    <style:style style:name="P5" style:family="paragraph" style:parent-style-name="Standard">
      <style:paragraph-properties fo:text-align="start" style:justify-single-word="false"/>
      <style:text-properties style:font-name="Liberation Serif" fo:font-size="12pt" officeooo:rsid="000db88b" officeooo:paragraph-rsid="000db88b" style:font-size-asian="10.5pt" style:font-size-complex="12pt"/>
    </style:style>
    <style:style style:name="P6" style:family="paragraph" style:parent-style-name="Standard">
      <style:paragraph-properties fo:text-align="start" style:justify-single-word="false"/>
      <style:text-properties style:font-name="Liberation Serif" fo:font-size="12pt" officeooo:rsid="0015a7c4" officeooo:paragraph-rsid="0015a7c4" style:font-size-asian="10.5pt" style:font-size-complex="12pt"/>
    </style:style>
    <style:style style:name="P7" style:family="paragraph" style:parent-style-name="Standard">
      <style:text-properties officeooo:rsid="000b7ae4" officeooo:paragraph-rsid="000b4d0d"/>
    </style:style>
    <style:style style:name="P8" style:family="paragraph" style:parent-style-name="Standard">
      <style:text-properties style:font-name="Liberation Serif" fo:font-size="12pt" fo:font-style="normal" fo:font-weight="normal" officeooo:paragraph-rsid="000d0656" style:font-size-asian="10.5pt" style:font-style-asian="normal" style:font-weight-asian="normal" style:font-size-complex="12pt"/>
    </style:style>
    <style:style style:name="P9" style:family="paragraph" style:parent-style-name="Standard">
      <style:paragraph-properties fo:text-align="start" style:justify-single-word="false"/>
      <style:text-properties style:font-name="Liberation Serif" fo:font-size="12pt" officeooo:rsid="001ceefc" officeooo:paragraph-rsid="001ceefc" style:font-size-asian="10.5pt" style:font-size-complex="12pt"/>
    </style:style>
    <style:style style:name="P10" style:family="paragraph" style:parent-style-name="Standard">
      <style:paragraph-properties fo:text-align="start" style:justify-single-word="false"/>
      <style:text-properties style:font-name="Liberation Serif" fo:font-size="12pt" officeooo:rsid="0015a7c4" officeooo:paragraph-rsid="0015a7c4" style:font-size-asian="10.5pt" style:font-size-complex="12pt"/>
    </style:style>
    <style:style style:name="P11" style:family="paragraph" style:parent-style-name="Standard">
      <style:paragraph-properties fo:text-align="start" style:justify-single-word="false"/>
      <style:text-properties style:font-name="Liberation Serif" fo:font-size="12pt" officeooo:rsid="001f5f3d" officeooo:paragraph-rsid="001f5f3d" style:font-size-asian="10.5pt" style:font-size-complex="12pt"/>
    </style:style>
    <style:style style:name="P12" style:family="paragraph" style:parent-style-name="Standard">
      <style:paragraph-properties fo:text-align="start" style:justify-single-word="false"/>
      <style:text-properties style:font-name="Liberation Serif" fo:font-size="12pt" fo:font-weight="bold" officeooo:rsid="003ff11a" officeooo:paragraph-rsid="003ff11a" style:font-size-asian="10.5pt" style:font-weight-asian="bold" style:font-size-complex="12pt" style:font-weight-complex="bold"/>
    </style:style>
    <style:style style:name="P13" style:family="paragraph" style:parent-style-name="Standard">
      <style:text-properties officeooo:rsid="000db88b" officeooo:paragraph-rsid="000d0656"/>
    </style:style>
    <style:style style:name="P14" style:family="paragraph" style:parent-style-name="Standard" style:list-style-name="L1">
      <style:paragraph-properties fo:text-align="start" style:justify-single-word="false"/>
      <style:text-properties officeooo:paragraph-rsid="001f5f3d"/>
    </style:style>
    <style:style style:name="P15" style:family="paragraph" style:parent-style-name="Standard" style:list-style-name="L1">
      <style:paragraph-properties fo:text-align="start" style:justify-single-word="false"/>
      <style:text-properties officeooo:rsid="001f5f3d" officeooo:paragraph-rsid="001f5f3d"/>
    </style:style>
    <style:style style:name="P16" style:family="paragraph" style:parent-style-name="Standard">
      <style:text-properties officeooo:rsid="000b4d0d" officeooo:paragraph-rsid="000b4d0d"/>
    </style:style>
    <style:style style:name="P17" style:family="paragraph" style:parent-style-name="Standard">
      <style:text-properties officeooo:rsid="0022d0ed" officeooo:paragraph-rsid="0022d0ed"/>
    </style:style>
    <style:style style:name="P18" style:family="paragraph" style:parent-style-name="Standard">
      <style:text-properties officeooo:rsid="0022d0ed" officeooo:paragraph-rsid="003a4f82"/>
    </style:style>
    <style:style style:name="P19" style:family="paragraph" style:parent-style-name="Standard">
      <style:text-properties officeooo:rsid="0022d0ed" officeooo:paragraph-rsid="003d43c6"/>
    </style:style>
    <style:style style:name="P20" style:family="paragraph" style:parent-style-name="Standard">
      <style:text-properties fo:font-size="14pt" fo:font-weight="bold" style:font-size-asian="14pt" style:font-weight-asian="bold" style:font-size-complex="14pt" style:font-weight-complex="bold"/>
    </style:style>
    <style:style style:name="P21" style:family="paragraph" style:parent-style-name="Standard">
      <style:text-properties officeooo:rsid="00259885" officeooo:paragraph-rsid="00259885"/>
    </style:style>
    <style:style style:name="P22" style:family="paragraph" style:parent-style-name="Standard">
      <style:text-properties officeooo:rsid="002789be" officeooo:paragraph-rsid="002789be"/>
    </style:style>
    <style:style style:name="P23" style:family="paragraph" style:parent-style-name="Standard">
      <style:text-properties officeooo:rsid="00298651" officeooo:paragraph-rsid="00298651"/>
    </style:style>
    <style:style style:name="P24" style:family="paragraph" style:parent-style-name="Standard">
      <style:text-properties officeooo:rsid="002b0f69" officeooo:paragraph-rsid="002b0f69"/>
    </style:style>
    <style:style style:name="P25" style:family="paragraph" style:parent-style-name="Standard">
      <style:text-properties officeooo:rsid="002c17a1" officeooo:paragraph-rsid="002c17a1"/>
    </style:style>
    <style:style style:name="P26" style:family="paragraph" style:parent-style-name="Standard">
      <style:text-properties officeooo:rsid="002d6fb0" officeooo:paragraph-rsid="002d6fb0"/>
    </style:style>
    <style:style style:name="P27" style:family="paragraph" style:parent-style-name="Standard">
      <style:text-properties officeooo:rsid="002f5fa7" officeooo:paragraph-rsid="002b0f69"/>
    </style:style>
    <style:style style:name="P28" style:family="paragraph" style:parent-style-name="Standard">
      <style:text-properties officeooo:rsid="002f5fa7" officeooo:paragraph-rsid="002f5fa7"/>
    </style:style>
    <style:style style:name="P29" style:family="paragraph" style:parent-style-name="Standard" style:master-page-name="">
      <loext:graphic-properties draw:fill="none"/>
      <style:paragraph-properties fo:margin-left="0.5in" fo:margin-right="0.5in" fo:text-indent="0in" style:auto-text-indent="false" style:page-number="auto" fo:background-color="transparent"/>
      <style:text-properties style:font-name="Liberation Mono" fo:font-size="10pt" officeooo:rsid="002c17a1" officeooo:paragraph-rsid="002c17a1" style:font-size-asian="10pt" style:font-size-complex="10pt"/>
    </style:style>
    <style:style style:name="P30" style:family="paragraph" style:parent-style-name="Standard" style:master-page-name="">
      <loext:graphic-properties draw:fill="none"/>
      <style:paragraph-properties fo:margin-left="0.5in" fo:margin-right="0.5in" fo:text-indent="0in" style:auto-text-indent="false" style:page-number="auto" fo:background-color="transparent"/>
      <style:text-properties style:font-name="Liberation Mono" fo:font-size="10pt" officeooo:rsid="002c17a1" officeooo:paragraph-rsid="002c17a1" style:font-size-asian="10pt" style:font-size-complex="10pt"/>
    </style:style>
    <style:style style:name="P31" style:family="paragraph" style:parent-style-name="Standard">
      <loext:graphic-properties draw:fill="none"/>
      <style:paragraph-properties fo:margin-left="0.5in" fo:margin-right="0.5in" fo:text-indent="0in" style:auto-text-indent="false" fo:background-color="transparent"/>
      <style:text-properties style:font-name="Liberation Mono" fo:font-size="10pt" officeooo:rsid="002c17a1" officeooo:paragraph-rsid="002c17a1" style:font-size-asian="10pt" style:font-size-complex="10pt"/>
    </style:style>
    <style:style style:name="P32" style:family="paragraph" style:parent-style-name="Standard" style:master-page-name="">
      <loext:graphic-properties draw:fill="solid" draw:fill-color="#dddddd" draw:opacity="100%" draw:fill-image-width="0in" draw:fill-image-height="0in"/>
      <style:paragraph-properties fo:margin-left="0.5in" fo:margin-right="0.5in" fo:text-align="start" style:justify-single-word="false" fo:text-indent="0in" style:auto-text-indent="false" style:page-number="auto" fo:background-color="#dddddd" style:shadow="none">
        <style:tab-stops>
          <style:tab-stop style:position="0in"/>
        </style:tab-stops>
      </style:paragraph-properties>
      <style:text-properties style:font-name="Liberation Mono" fo:font-size="10pt" officeooo:rsid="000db88b" officeooo:paragraph-rsid="000db88b" style:font-size-asian="10pt" style:font-size-complex="10pt"/>
    </style:style>
    <style:style style:name="P33" style:family="paragraph" style:parent-style-name="Standard" style:master-page-name="">
      <loext:graphic-properties draw:fill="solid" draw:fill-color="#dddddd" draw:opacity="100%" draw:fill-image-width="0in" draw:fill-image-height="0in"/>
      <style:paragraph-properties fo:margin-left="0.5in" fo:margin-right="0.5in" fo:text-align="start" style:justify-single-word="false" fo:text-indent="0in" style:auto-text-indent="false" style:page-number="auto" fo:background-color="#dddddd">
        <style:tab-stops>
          <style:tab-stop style:position="0in"/>
        </style:tab-stops>
      </style:paragraph-properties>
      <style:text-properties style:font-name="Liberation Mono" fo:font-size="10pt" officeooo:rsid="000db88b" officeooo:paragraph-rsid="000db88b" style:font-size-asian="10pt" style:font-size-complex="10pt"/>
    </style:style>
    <style:style style:name="P34" style:family="paragraph" style:parent-style-name="Standard" style:master-page-name="">
      <loext:graphic-properties draw:fill="solid" draw:fill-color="#dddddd" draw:fill-image-width="0in" draw:fill-image-height="0in"/>
      <style:paragraph-properties fo:margin-left="0.5in" fo:margin-right="0.5in" fo:text-align="start" style:justify-single-word="false" fo:text-indent="0in" style:auto-text-indent="false" style:page-number="auto" fo:background-color="#dddddd"/>
      <style:text-properties style:font-name="Liberation Mono" fo:font-size="10pt" officeooo:rsid="000d0656" officeooo:paragraph-rsid="000d0656" style:font-size-asian="10pt" style:font-size-complex="10pt"/>
    </style:style>
    <style:style style:name="P35" style:family="paragraph" style:parent-style-name="Standard" style:master-page-name="">
      <loext:graphic-properties draw:fill="solid" draw:fill-color="#dddddd" draw:fill-image-width="0in" draw:fill-image-height="0in"/>
      <style:paragraph-properties fo:margin-left="0.5in" fo:margin-right="0.5in" fo:text-align="start" style:justify-single-word="false" fo:text-indent="0in" style:auto-text-indent="false" style:page-number="auto" fo:background-color="#dddddd"/>
      <style:text-properties style:font-name="Liberation Mono" fo:font-size="10pt" fo:font-style="normal" fo:font-weight="normal" officeooo:paragraph-rsid="000d0656" style:font-size-asian="10pt" style:font-style-asian="normal" style:font-weight-asian="normal" style:font-size-complex="10pt" style:font-style-complex="normal" style:font-weight-complex="normal"/>
    </style:style>
    <style:style style:name="T1" style:family="text">
      <style:text-properties officeooo:rsid="000a60a0"/>
    </style:style>
    <style:style style:name="T2" style:family="text">
      <style:text-properties officeooo:rsid="000db88b"/>
    </style:style>
    <style:style style:name="T3" style:family="text">
      <style:text-properties officeooo:rsid="0010e341"/>
    </style:style>
    <style:style style:name="T4" style:family="text">
      <style:text-properties officeooo:rsid="0015f2ed"/>
    </style:style>
    <style:style style:name="T5" style:family="text">
      <style:text-properties officeooo:rsid="001edfbe"/>
    </style:style>
    <style:style style:name="T6" style:family="text">
      <style:text-properties officeooo:rsid="001f5f3d"/>
    </style:style>
    <style:style style:name="T7" style:family="text">
      <style:text-properties style:font-name="Liberation Mono" fo:font-size="10pt" style:font-size-asian="10pt" style:font-size-complex="10pt"/>
    </style:style>
    <style:style style:name="T8" style:family="text">
      <style:text-properties style:font-name="Liberation Mono" fo:font-size="10pt" officeooo:rsid="0015f2ed" style:font-size-asian="10pt" style:font-size-complex="10pt"/>
    </style:style>
    <style:style style:name="T9" style:family="text">
      <style:text-properties style:font-name="Liberation Mono" fo:font-size="10pt" officeooo:rsid="001f5f3d" style:font-size-asian="10pt" style:font-size-complex="10pt"/>
    </style:style>
    <style:style style:name="T10" style:family="text">
      <style:text-properties style:font-name="Liberation Mono" fo:font-size="10pt" officeooo:rsid="003a4f82" style:font-size-asian="10pt" style:font-size-complex="10pt"/>
    </style:style>
    <style:style style:name="T11" style:family="text">
      <style:text-properties style:font-name="Liberation Mono" fo:font-size="10pt" officeooo:rsid="0024aa08" style:font-size-asian="10pt" style:font-size-complex="10pt"/>
    </style:style>
    <style:style style:name="T12" style:family="text">
      <style:text-properties style:font-name="Liberation Serif" fo:font-size="12pt" style:font-size-asian="10.5pt" style:font-size-complex="12pt"/>
    </style:style>
    <style:style style:name="T13" style:family="text">
      <style:text-properties style:font-name="Liberation Serif" fo:font-size="12pt" officeooo:rsid="001f5f3d" style:font-size-asian="10.5pt" style:font-size-complex="12pt"/>
    </style:style>
    <style:style style:name="T14" style:family="text">
      <style:text-properties style:font-name="Liberation Serif" fo:font-size="12pt" officeooo:rsid="0020108f" style:font-size-asian="10.5pt" style:font-size-complex="12pt"/>
    </style:style>
    <style:style style:name="T15" style:family="text">
      <style:text-properties style:font-name="Liberation Serif" fo:font-size="12pt" officeooo:rsid="0021f64f" style:font-size-asian="10.5pt" style:font-size-complex="12pt"/>
    </style:style>
    <style:style style:name="T16" style:family="text">
      <style:text-properties officeooo:rsid="0024aa08"/>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officeooo:rsid="002d6fb0"/>
    </style:style>
    <style:style style:name="T20" style:family="text">
      <style:text-properties officeooo:rsid="00327822"/>
    </style:style>
    <style:style style:name="T21" style:family="text">
      <style:text-properties officeooo:rsid="00364b27"/>
    </style:style>
    <style:style style:name="T22" style:family="text">
      <style:text-properties officeooo:rsid="003a4f82"/>
    </style:style>
    <style:style style:name="T23" style:family="text">
      <style:text-properties officeooo:rsid="003a7ab4"/>
    </style:style>
    <style:style style:name="T24" style:family="text">
      <style:text-properties officeooo:rsid="003e149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Bulkthumbs” Technical Details</text:span></text:p>
      <text:p text:style-name="Standard"/>
      <text:p text:style-name="P1">Author: Landon Gelman, 2018</text:p>
      <text:p text:style-name="P1">For use by the Dark Energy Survey (DES)</text:p>
      <text:p text:style-name="P1"/>
      <text:p text:style-name="P1">This documentation was last updated on: </text:p>
      <text:p text:style-name="P1"/>
      <text:p text:style-name="P1"><text:span text:style-name="T17">Purpose</text:span>: to provide a method for obtaining very large samples of cutouts from the DES catalog.</text:p>
      <text:p text:style-name="P1"/>
      <text:p text:style-name="P1">This software enables one to obtain cutouts of various sizes, in various image formats, including TIFFs, PNGs, and FITS (g, r, i, z, Y). </text:p>
      <text:p text:style-name="P1"/>
      <text:p text:style-name="P19">The outputs of all files will either be the object’s coadd ID or RA/DEC coordinates in segidecimal format (with milli-arcsecond precision) <text:span text:style-name="T16">followed by the nothing (in the case of MakeTiffCut) or the color band (MakeFitsCut) or 3-band series (MakeLuptonRGB). All files are written in directories per tile. The </text:span><text:span text:style-name="T11">--return_list</text:span><text:span text:style-name="T16"> flag saves the list of inputted objects and the tiles they are matched to as a CSV in the root directory of the job. </text:span></text:p>
      <text:p text:style-name="P22"/>
      <text:p text:style-name="P25">When passing a CSV file of coordinates or coadd IDs, you can optionally add two more columns for xsize and ysize. This allows you to manually override <text:span text:style-name="T24">the global sizing</text:span> on a per object basis. </text:p>
      <text:p text:style-name="P25"/>
      <text:p text:style-name="P25">Example: I have 4 objects and I want 2 of them to be the default size and the other two <text:span text:style-name="T19">to be various </text:span>size<text:span text:style-name="T19">s</text:span>.</text:p>
      <text:p text:style-name="P25"/>
      <text:p text:style-name="P25"><text:span text:style-name="T19">i</text:span>n the CSV, </text:p>
      <text:p text:style-name="P29">coadd_object_id,xsize,ysize</text:p>
      <text:p text:style-name="P31">353099273,2,<text:span text:style-name="T19">5</text:span></text:p>
      <text:p text:style-name="P31">118760015,<text:span text:style-name="T19">4</text:span>,<text:span text:style-name="T19">1</text:span></text:p>
      <text:p text:style-name="P31">343329249</text:p>
      <text:p text:style-name="P31">472994195</text:p>
      <text:p text:style-name="P25"/>
      <text:p text:style-name="P26">in the terminal,</text:p>
      <text:p text:style-name="P29">–<text:span text:style-name="T19">csv /path/to/file.csv –make_pngs –xsize 1 –ysize 1</text:span></text:p>
      <text:p text:style-name="P7"/>
      <text:p text:style-name="P26">The two coadd IDs without xsize or ysize will be made with size 1’x1’.</text:p>
      <text:p text:style-name="P7"/>
      <text:p text:style-name="P7"><text:span text:style-name="T17">MakeTiffCut</text:span> (make_tiffs and make_pngs)</text:p>
      <text:p text:style-name="P7"/>
      <text:p text:style-name="P23">This function allows you to quickly make i,r,g cutouts using the archived 3-color master tiles. The master tiles were originally generated using STIFF and tend to look bluer and more saturated than the cutouts from MakeLuptonRGB. </text:p>
      <text:p text:style-name="P23"/>
      <text:p text:style-name="P24">The correct position for each object within a tile is determined by passing the WCS information from the header of the tile’s master i-band FITS file into Astro<text:span text:style-name="T20">p</text:span>y. </text:p>
      <text:p text:style-name="P27"/>
      <text:p text:style-name="P28">You can save these cutouts in 8-bit/channel TIFF and PNG formats using the <text:span text:style-name="T7">--make_tiffs</text:span> and/or <text:span text:style-name="T7">--make_pngs</text:span> flags.</text:p>
      <text:p text:style-name="P28"><text:soft-page-break/></text:p>
      <text:p text:style-name="P18"><text:span text:style-name="T23">Note, i</text:span>f your desired cutout size is larger than the master tile can provide, the cutout is still <text:span text:style-name="T22">be </text:span>made but will be the maximum size it can be with the available data. A warning message will be shown in the log file. <text:span text:style-name="T22">This situation may arise if your object is near the edge of a tile.</text:span></text:p>
      <text:p text:style-name="P7"/>
      <text:p text:style-name="P7"><text:span text:style-name="T17">MakeFitsCut</text:span> (make_fits and colors)</text:p>
      <text:p text:style-name="P7"/>
      <text:p text:style-name="P17">The purpose of MakeFitsCut is to provide cutouts or each of the DES color bands using the master tiles’ FITS files.</text:p>
      <text:p text:style-name="P17"/>
      <text:p text:style-name="P21">The header of the cutout will updated with the cutout’s center pixel and WCS value and two hierarch keywords for the RA and DEC will be appended. The new cutout contains the science image (SCI), (MSK), and (WGT).</text:p>
      <text:p text:style-name="P21"/>
      <text:p text:style-name="P18"><text:span text:style-name="T23">Note, i</text:span>f your desired cutout size is larger than the master tile can provide, the cutout is still <text:span text:style-name="T22">be </text:span>made but will be the maximum size it can be with the available data. A warning message will be shown in the log file. <text:span text:style-name="T22">This situation may arise if your object is near the edge of a tile.</text:span></text:p>
      <text:p text:style-name="P1"/>
      <text:p text:style-name="P7"><text:span text:style-name="T17">MakeLuptonRGB</text:span> (make_rgbs)</text:p>
      <text:p text:style-name="P1"/>
      <text:p text:style-name="P2">This function utilizes Astropy’s <text:span text:style-name="T21">astropy.visualization.</text:span>make_lupton_rgb function. It can be used to produce a 3-color RGB image with options for setting <text:span text:style-name="T5">black point, histogram stretch, and an asinh “softening” parameter.</text:span></text:p>
      <text:p text:style-name="P2"/>
      <text:p text:style-name="P2">This function ties into the MakeFitsCut function described above if FITS files of the appropriate objects or size are not already in the output directory. That is, if your intention is to both retrieve FITS files and make new 3-color RGB images, you do not need to make the call directly to MakeFitsCut unless you need FITS files in other color bands beyond what is required <text:span text:style-name="T5">to make your 3-color image</text:span>.</text:p>
      <text:p text:style-name="P2"/>
      <text:p text:style-name="P3">Example: </text:p>
      <text:p text:style-name="P3"><text:tab/>If you want to gather FITS files in the z, r, g color bands and make a 3-color image using those 3 bands <text:span text:style-name="T2">for object 258786218</text:span>:</text:p>
      <text:p text:style-name="P8"/>
      <text:p text:style-name="P35">--coadd 258786218 --make_fits --colors z,r,g --make_rgbs z,r,g --xsize <text:span text:style-name="T6">1</text:span> --ysize <text:span text:style-name="T6">1</text:span> --db DR1</text:p>
      <text:p text:style-name="P3"/>
      <text:p text:style-name="P13">Instead, you can simplify it to:</text:p>
      <text:p text:style-name="P4"/>
      <text:p text:style-name="P34">--<text:span text:style-name="T2">coadd 258786218 --make_rgbs z,r,g --xsize 1 --ysize 1 --db DR1</text:span></text:p>
      <text:p text:style-name="P4"/>
      <text:p text:style-name="P5">because the call to <text:span text:style-name="T7">make_rgbs</text:span> will call <text:span text:style-name="T7">make_fits</text:span> automatically. If instead you wanted all five color bands in FITS format but only wanted a 3-color image from the z, r, and g color bands, you would still need to explicitly call <text:span text:style-name="T7">make_fits</text:span> for the Y and i colors:</text:p>
      <text:p text:style-name="P5"/>
      <text:p text:style-name="P33">--coadd 258786218 --make_fits --colors y,i --make_rgbs z,r,g --xsize <text:span text:style-name="T6">1</text:span> --ysize <text:span text:style-name="T6">1</text:span> --db DR1</text:p>
      <text:p text:style-name="P5"><text:soft-page-break/></text:p>
      <text:p text:style-name="P5">or</text:p>
      <text:p text:style-name="P5"/>
      <text:p text:style-name="P32">--coadd 258786218 --make_fits --colors g,r,i,z,y --make_rgbs z,r,g --xsize <text:span text:style-name="T6">1</text:span> --ysize <text:span text:style-name="T6">1</text:span> --db DR1</text:p>
      <text:p text:style-name="P5"/>
      <text:p text:style-name="P5">Note, the processing time between these should be the same <text:span text:style-name="T3">since</text:span> the <text:span text:style-name="T7">make_rgb</text:span><text:span text:style-name="T10">s</text:span> call will find the z, r, and g bands already made in the output directory.</text:p>
      <text:p text:style-name="P5"/>
      <text:p text:style-name="P6">MakeLuptonRGB also has three optional parameters for making the image stack:<text:span text:style-name="T4"> </text:span><text:span text:style-name="T8">--rgb_minimum</text:span><text:span text:style-name="T4">, </text:span><text:span text:style-name="T8">--rgb_stretch</text:span><text:span text:style-name="T4">, and </text:span><text:span text:style-name="T8">--rgb_asinh</text:span><text:span text:style-name="T4">.</text:span></text:p>
      <text:p text:style-name="P6"/>
      <text:list xml:id="list9159284326642457221" text:style-name="L1">
        <text:list-item>
          <text:p text:style-name="P14"><text:span text:style-name="T9">rgb_minimum</text:span><text:span text:style-name="T13"> sets the black point, or the pixel value to be set to 0 or black.</text:span></text:p>
        </text:list-item>
        <text:list-item>
          <text:p text:style-name="P15"><text:span text:style-name="T12">rgb_stretch set</text:span><text:span text:style-name="T14">s</text:span><text:span text:style-name="T12"> the </text:span><text:span text:style-name="T15">linear histogram stretch</text:span></text:p>
        </text:list-item>
      </text:list>
      <text:p text:style-name="P11"/>
      <text:p text:style-name="P6"/>
      <text:p text:style-name="P9">The purpose of the asinh scaling is to retain detail in both low and high signal-to-noise areas.</text:p>
      <text:p text:style-name="P9"/>
      <text:p text:style-name="P12">Log Files</text:p>
      <text:p text:style-name="P12"><text:span text:style-name="T18"/></text:p>
      <text:p text:style-name="P12"><text:span text:style-name="T18">Two different log files will be made with each job. One is an exhaustive log with information like error messages or warnings that your cutout is smaller than you wanted. It also has a short summary of the job details, such as the options you selected and the final size on disk. This is saved as a TXT file.</text:span></text:p>
      <text:p text:style-name="P12"><text:span text:style-name="T18"/></text:p>
      <text:p text:style-name="P12"><text:span text:style-name="T18">The other log is more a summary, in JSON format, with information again on what options were selected, processing time, and size on disk. It also has a list of the /directory/names for all the objects in the job, but without the file extensions. The intention of this is for parsing a very large job directory, and being able to use the job options in the JSON file to assume file extens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0:30:56.907927687</meta:creation-date>
    <dc:date>2018-10-30T13:26:01.156142945</dc:date>
    <dc:creator>Landon Gelman</dc:creator>
    <meta:editing-duration>PT9H58M11S</meta:editing-duration>
    <meta:editing-cycles>39</meta:editing-cycles>
    <meta:generator>LibreOffice/5.1.6.2$Linux_X86_64 LibreOffice_project/10m0$Build-2</meta:generator>
    <meta:document-statistic meta:table-count="0" meta:image-count="0" meta:object-count="0" meta:page-count="3" meta:paragraph-count="47" meta:word-count="969" meta:character-count="5427" meta:non-whitespace-character-count="4530"/>
  </office:meta>
</office:document-meta>
</file>